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a913f" officeooo:paragraph-rsid="001a913f" style:font-weight-asian="bold" style:font-weight-complex="bold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fo:font-weight="bold" officeooo:rsid="0017136d" officeooo:paragraph-rsid="0017136d" style:font-weight-asian="bold" style:font-weight-complex="bold"/>
    </style:style>
    <style:style style:name="P4" style:family="paragraph" style:parent-style-name="Standard">
      <style:text-properties fo:language="en" fo:country="US" fo:font-weight="bold" officeooo:rsid="000ed41e" officeooo:paragraph-rsid="0017136d" style:font-weight-asian="bold" style:font-weight-complex="bold"/>
    </style:style>
    <style:style style:name="P5" style:family="paragraph" style:parent-style-name="Standard">
      <style:text-properties fo:language="en" fo:country="US" fo:font-weight="bold" officeooo:rsid="000ed41e" officeooo:paragraph-rsid="000ed41e" style:font-weight-asian="bold" style:font-weight-complex="bold"/>
    </style:style>
    <style:style style:name="P6" style:family="paragraph" style:parent-style-name="Standard">
      <style:text-properties fo:language="en" fo:country="US" fo:font-weight="bold" officeooo:rsid="000ed41e" officeooo:paragraph-rsid="000fb8bb" style:font-weight-asian="bold" style:font-weight-complex="bold"/>
    </style:style>
    <style:style style:name="P7" style:family="paragraph" style:parent-style-name="Standard">
      <style:text-properties fo:language="en" fo:country="US" fo:font-weight="bold" officeooo:rsid="001a913f" officeooo:paragraph-rsid="001a913f" style:font-weight-asian="bold" style:font-weight-complex="bold"/>
    </style:style>
    <style:style style:name="P8" style:family="paragraph" style:parent-style-name="Standard">
      <style:text-properties fo:language="en" fo:country="US" fo:font-weight="bold" officeooo:rsid="001a913f" officeooo:paragraph-rsid="001e72f9" style:font-weight-asian="bold" style:font-weight-complex="bold"/>
    </style:style>
    <style:style style:name="P9" style:family="paragraph" style:parent-style-name="Standard">
      <style:text-properties fo:language="en" fo:country="US" fo:font-weight="bold" officeooo:rsid="001a913f" officeooo:paragraph-rsid="001d422e" style:font-weight-asian="bold" style:font-weight-complex="bold"/>
    </style:style>
    <style:style style:name="P10" style:family="paragraph" style:parent-style-name="Standard">
      <style:text-properties fo:language="en" fo:country="US" fo:font-weight="bold" officeooo:rsid="0010cfaf" officeooo:paragraph-rsid="0010cfaf" style:font-weight-asian="bold" style:font-weight-complex="bold"/>
    </style:style>
    <style:style style:name="P11" style:family="paragraph" style:parent-style-name="Standard">
      <style:text-properties fo:language="en" fo:country="US" fo:font-weight="bold" officeooo:rsid="001393da" officeooo:paragraph-rsid="001393da" style:font-weight-asian="bold" style:font-weight-complex="bold"/>
    </style:style>
    <style:style style:name="P12" style:family="paragraph" style:parent-style-name="Standard">
      <style:text-properties fo:language="en" fo:country="US" fo:font-weight="bold" officeooo:rsid="001cf3d8" officeooo:paragraph-rsid="001cf3d8" style:font-weight-asian="bold" style:font-weight-complex="bold"/>
    </style:style>
    <style:style style:name="P13" style:family="paragraph" style:parent-style-name="Standard">
      <style:text-properties fo:language="en" fo:country="US" fo:font-weight="normal" officeooo:rsid="001a913f" officeooo:paragraph-rsid="001a913f" style:font-weight-asian="normal" style:font-weight-complex="normal"/>
    </style:style>
    <style:style style:name="P14" style:family="paragraph" style:parent-style-name="Standard">
      <style:text-properties fo:language="en" fo:country="US" fo:font-weight="normal" officeooo:rsid="000ed41e" officeooo:paragraph-rsid="000ed41e" style:font-weight-asian="normal" style:font-weight-complex="normal"/>
    </style:style>
    <style:style style:name="P15" style:family="paragraph" style:parent-style-name="Standard">
      <style:text-properties fo:language="en" fo:country="US" fo:font-weight="normal" officeooo:rsid="0010c62b" officeooo:paragraph-rsid="000ed41e" style:font-weight-asian="normal" style:font-weight-complex="normal"/>
    </style:style>
    <style:style style:name="P16" style:family="paragraph" style:parent-style-name="Standard">
      <style:text-properties fo:language="en" fo:country="US" fo:font-weight="normal" officeooo:rsid="0010c62b" officeooo:paragraph-rsid="001cf3d8" style:font-weight-asian="normal" style:font-weight-complex="normal"/>
    </style:style>
    <style:style style:name="P17" style:family="paragraph" style:parent-style-name="Standard">
      <style:text-properties fo:language="en" fo:country="US" fo:font-weight="normal" officeooo:rsid="0010c62b" officeooo:paragraph-rsid="0010cfaf" style:font-weight-asian="normal" style:font-weight-complex="normal"/>
    </style:style>
    <style:style style:name="P18" style:family="paragraph" style:parent-style-name="Standard">
      <style:text-properties fo:language="en" fo:country="US" fo:font-weight="normal" officeooo:rsid="0010e3e0" officeooo:paragraph-rsid="0010cfaf" style:font-weight-asian="normal" style:font-weight-complex="normal"/>
    </style:style>
    <style:style style:name="P19" style:family="paragraph" style:parent-style-name="Standard">
      <style:text-properties fo:language="en" fo:country="US" fo:font-weight="normal" officeooo:rsid="001cf3d8" officeooo:paragraph-rsid="001cf3d8" style:font-weight-asian="normal" style:font-weight-complex="normal"/>
    </style:style>
    <style:style style:name="P20" style:family="paragraph" style:parent-style-name="Standard">
      <style:text-properties fo:language="en" fo:country="US" officeooo:paragraph-rsid="001d422e"/>
    </style:style>
    <style:style style:name="P21" style:family="paragraph" style:parent-style-name="Standard">
      <style:text-properties fo:language="en" fo:country="US" officeooo:paragraph-rsid="001e72f9"/>
    </style:style>
    <style:style style:name="P22" style:family="paragraph" style:parent-style-name="Standard">
      <style:text-properties fo:language="en" fo:country="US" officeooo:rsid="001e72f9" officeooo:paragraph-rsid="001e72f9"/>
    </style:style>
    <style:style style:name="P23" style:family="paragraph" style:parent-style-name="Standard">
      <style:text-properties fo:language="en" fo:country="US" officeooo:rsid="001a913f" officeooo:paragraph-rsid="001d422e"/>
    </style:style>
    <style:style style:name="P24" style:family="paragraph" style:parent-style-name="Standard">
      <style:text-properties fo:language="en" fo:country="US" officeooo:rsid="0020562b" officeooo:paragraph-rsid="0020562b"/>
    </style:style>
    <style:style style:name="P25" style:family="paragraph" style:parent-style-name="Standard">
      <style:paragraph-properties fo:break-before="page"/>
      <style:text-properties fo:language="en" fo:country="US" fo:font-weight="bold" officeooo:rsid="0010cfaf" officeooo:paragraph-rsid="0010cfaf" style:font-weight-asian="bold" style:font-weight-complex="bold"/>
    </style:style>
    <style:style style:name="P26" style:family="paragraph" style:parent-style-name="Standard">
      <style:text-properties fo:language="en" fo:country="US" fo:font-weight="normal" officeooo:rsid="0010c62b" officeooo:paragraph-rsid="0010cfaf" style:font-weight-asian="normal" style:font-weight-complex="normal"/>
    </style:style>
    <style:style style:name="P27" style:family="paragraph" style:parent-style-name="Standard">
      <style:text-properties fo:language="en" fo:country="US" fo:font-weight="bold" officeooo:rsid="00265245" officeooo:paragraph-rsid="00265245" style:font-weight-asian="bold" style:font-weight-complex="bold"/>
    </style:style>
    <style:style style:name="P28" style:family="paragraph" style:parent-style-name="Standard">
      <style:text-properties fo:language="en" fo:country="US" fo:font-weight="bold" officeooo:rsid="00281993" officeooo:paragraph-rsid="00281993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04c5f" style:font-weight-asian="normal" style:font-weight-complex="normal"/>
    </style:style>
    <style:style style:name="T3" style:family="text">
      <style:text-properties fo:font-weight="normal" officeooo:rsid="0010c62b" style:font-weight-asian="normal" style:font-weight-complex="normal"/>
    </style:style>
    <style:style style:name="T4" style:family="text">
      <style:text-properties fo:font-weight="normal" officeooo:rsid="0010e3e0" style:font-weight-asian="normal" style:font-weight-complex="normal"/>
    </style:style>
    <style:style style:name="T5" style:family="text">
      <style:text-properties fo:font-weight="normal" officeooo:rsid="0014ab7f" style:font-weight-asian="normal" style:font-weight-complex="normal"/>
    </style:style>
    <style:style style:name="T6" style:family="text">
      <style:text-properties fo:font-weight="normal" officeooo:rsid="00272e9f" style:font-weight-asian="normal" style:font-weight-complex="normal"/>
    </style:style>
    <style:style style:name="T7" style:family="text">
      <style:text-properties officeooo:rsid="00104c5f"/>
    </style:style>
    <style:style style:name="T8" style:family="text">
      <style:text-properties officeooo:rsid="00124ba0"/>
    </style:style>
    <style:style style:name="T9" style:family="text">
      <style:text-properties officeooo:rsid="0015def8"/>
    </style:style>
    <style:style style:name="T10" style:family="text">
      <style:text-properties officeooo:rsid="001a913f"/>
    </style:style>
    <style:style style:name="T11" style:family="text">
      <style:text-properties fo:language="en" fo:country="US" fo:font-weight="normal" style:font-weight-asian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a913f" style:font-weight-asian="bold" style:font-weight-complex="bold"/>
    </style:style>
    <style:style style:name="T14" style:family="text">
      <style:text-properties fo:font-weight="bold" officeooo:rsid="001d422e" style:font-weight-asian="bold" style:font-weight-complex="bold"/>
    </style:style>
    <style:style style:name="T15" style:family="text">
      <style:text-properties officeooo:rsid="001d422e"/>
    </style:style>
    <style:style style:name="T16" style:family="text">
      <style:text-properties officeooo:rsid="001e72f9"/>
    </style:style>
    <style:style style:name="T17" style:family="text">
      <style:text-properties officeooo:rsid="002605b0"/>
    </style:style>
    <style:style style:name="T18" style:family="text">
      <style:text-properties officeooo:rsid="002b0a7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0">EU </text:span>Solis tech hotline +34 919 495 286</text:p>
      <text:p text:style-name="P4"/>
      <text:p text:style-name="P7">Transient response :</text:p>
      <text:p text:style-name="P13"/>
      <text:p text:style-name="P13">It is much slower when the battery DC/DC is operating, whether charging or discharging.</text:p>
      <text:p text:style-name="P13"/>
      <text:p text:style-name="P12">Feedback:</text:p>
      <text:p text:style-name="P12"/>
      <text:p text:style-name="P19">There seem to be two feedback paths: one via the EPM and one via the Self-Use logic. </text:p>
      <text:p text:style-name="P16"/>
      <text:p text:style-name="P7"><text:span text:style-name="T16">Meter Placement: </text:span><text:span text:style-name="T17">Grid</text:span><text:span text:style-name="T16">, c</text:span>hoice of smartmeter :</text:p>
      <text:p text:style-name="P7"/>
      <text:p text:style-name="P1"><text:a xlink:type="simple" xlink:href="https://diysolarforum.com/threads/solis-switch-off-transient.88767/#post-1177523" text:style-name="Internet_20_link" text:visited-style-name="Visited_20_Internet_20_Link"><text:span text:style-name="T11">https://diysolarforum.com/threads/solis-switch-off-transient.88767/#post-1177523</text:span></text:a></text:p>
      <text:p text:style-name="P7"/>
      <text:p text:style-name="P20"><text:span text:style-name="T12">“</text:span><text:span text:style-name="T13">Eastron SDM120”</text:span><text:span text:style-name="T10"> is polled every 2 seconds and has no ringing. Response is slow due to the longer polling interval.</text:span></text:p>
      <text:p text:style-name="P9"/>
      <text:p text:style-name="P21"><text:span text:style-name="T12">“</text:span><text:span text:style-name="T14">Acrel 3 Phase</text:span><text:span text:style-name="T13">”</text:span><text:span text:style-name="T10"> is polled every </text:span><text:span text:style-name="T15">1</text:span><text:span text:style-name="T10"> seconds and has no ringing.</text:span></text:p>
      <text:p text:style-name="P8"/>
      <text:p text:style-name="P20"><text:span text:style-name="T13">“Acrel</text:span><text:span text:style-name="T12"> 1 Phase”</text:span> <text:span text:style-name="T10">is polled every second</text:span></text:p>
      <text:p text:style-name="P21">- <text:span text:style-name="T16">W</text:span>hen the inverter is hitting the battery : always has ringing.</text:p>
      <text:p text:style-name="P23">- When battery is inactive, it is fast and reacts almost instantly after polling.</text:p>
      <text:p text:style-name="P2"/>
      <text:p text:style-name="P20"><text:span text:style-name="T10">H</text:span>unch: what if the inverter battery control loop runs on a 2 seconds period, so the SDM120 actually uses the correct 2 seconds period, but... the Eastron is queried every second so... what if there's a bug and it adds the values and thus gets double the correct reading? Multiplying the open loop gain by 2 sure would reduce the phase margin.</text:p>
      <text:p text:style-name="P20"/>
      <text:p text:style-name="P20">→ <text:span text:style-name="T10">Applying gain 0.5 on meter reading with Acrel solves all ringing issues</text:span></text:p>
      <text:p text:style-name="P20">→ <text:span text:style-name="T10">Special cases needed for PV only and to limit export (so it doesn’t double)</text:span></text:p>
      <text:p text:style-name="P20"/>
      <text:p text:style-name="P22">Comparison between two Acrel meters, 1 phase with fix versus 3 phase: </text:p>
      <text:p text:style-name="P22">- Battery: identical, but 3 phase is simpler</text:p>
      <text:p text:style-name="P22">- </text:p>
      <text:p text:style-name="P20"/>
      <text:p text:style-name="P8"><text:span text:style-name="T16">Meter Placement: </text:span><text:span text:style-name="T17">Load</text:span><text:span text:style-name="T16">, c</text:span>hoice of smartmeter :</text:p>
      <text:p text:style-name="P8"/>
      <text:p text:style-name="P21"><text:span text:style-name="T12">“</text:span><text:span text:style-name="T13">Eastron SDM120”</text:span><text:span text:style-name="T10"> is polled every 2 seconds, </text:span><text:span text:style-name="T16">works fine, quick response.</text:span></text:p>
      <text:p text:style-name="P8"/>
      <text:p text:style-name="P21"><text:span text:style-name="T12">“</text:span><text:span text:style-name="T14">Acrel 3 Phase</text:span><text:span text:style-name="T13">”</text:span><text:span text:style-name="T10"> is polled every </text:span><text:span text:style-name="T15">1</text:span><text:span text:style-name="T10"> seconds, </text:span><text:span text:style-name="T16">works fine, slow smoothed response.</text:span></text:p>
      <text:p text:style-name="P21"/>
      <text:p text:style-name="P24">2024-08-15 10:20<text:tab/>Test with constant meter reading of 500W, battery charging.</text:p>
      <text:p text:style-name="P24">Inverter output power remains around 500W average but fluctuates a lot depending on PV power as internal battery charger takes time to catch up with PV production.</text:p>
      <text:p text:style-name="P8"/>
      <text:p text:style-name="P21"><text:span text:style-name="T13">“Acrel</text:span><text:span text:style-name="T12"> 1 Phase”</text:span> <text:span text:style-name="T10">is polled every second, </text:span><text:span text:style-name="T16">does not work at all.</text:span></text:p>
      <text:p text:style-name="P21"/>
      <text:p text:style-name="P8"/>
      <text:p text:style-name="P7">About EPM :</text:p>
      <text:p text:style-name="P13"/>
      <text:p text:style-name="P4">EPM OFF, FailSafe OFF, Meter ON</text:p>
      <text:p text:style-name="P14"/>
      <text:p text:style-name="P5"><text:soft-page-break/><text:span text:style-name="T1">It still uses meter data </text:span><text:span text:style-name="T2">to control export</text:span></text:p>
      <text:p text:style-name="P14"/>
      <text:p text:style-name="P6">EPM OFF, FailSafe OFF, Meter OFF</text:p>
      <text:p text:style-name="P14"/>
      <text:p text:style-name="P14">No sun : battery discharge and export power remain constant to the same value they had when turned off.</text:p>
      <text:p text:style-name="P14"/>
      <text:p text:style-name="P5">→ <text:span text:style-name="T7">EPM only controls export limit for zero export when lots of PV power is available. It doesn’t control the actual output power of the inverter. </text:span><text:span text:style-name="T3">This is probably in the meter logic.</text:span></text:p>
      <text:p text:style-name="P15"/>
      <text:p text:style-name="P16"/>
      <text:p text:style-name="P12">Battery Limits</text:p>
      <text:p text:style-name="P15"/>
      <text:p text:style-name="P17">43130<text:tab/><text:tab/>Battery Charge Power Limit</text:p>
      <text:p text:style-name="P17">43131<text:tab/><text:tab/>Battery Discharge Power Limit</text:p>
      <text:p text:style-name="P17"/>
      <text:p text:style-name="P17"/>
      <text:p text:style-name="P27">Power saving</text:p>
      <text:p text:style-name="P27"><text:span text:style-name="T1"/></text:p>
      <text:p text:style-name="P28">Battery below minimum SOC: 1<text:span text:style-name="T18">2</text:span>W</text:p>
      <text:p text:style-name="P27"><text:span text:style-name="T1"/></text:p>
      <text:p text:style-name="P27"><text:span text:style-name="T1">Cut off grid, backup port off</text:span></text:p>
      <text:p text:style-name="P27"><text:span text:style-name="T1"><text:tab/>PV charges battery.</text:span></text:p>
      <text:p text:style-name="P27"><text:span text:style-name="T1"><text:tab/>Without PV, power from battery 12W (with display backlight on)</text:span></text:p>
      <text:p text:style-name="P27"><text:span text:style-name="T1"/></text:p>
      <text:p text:style-name="P27"><text:span text:style-name="T1">Cut off meter communication → Safe mode</text:span></text:p>
      <text:p text:style-name="P27"><text:span text:style-name="T1"><text:tab/>PV is shutdown, no battery charging</text:span></text:p>
      <text:p text:style-name="P27"><text:span text:style-name="T1"><text:tab/>Power from battery 12W (with display backlight on)</text:span></text:p>
      <text:p text:style-name="P27"><text:span text:style-name="T1"><text:tab/></text:span><text:span text:style-name="T6">Grid port power: SDM120 displays 0</text:span></text:p>
      <text:p text:style-name="P27"><text:span text:style-name="T6"/></text:p>
      <text:p text:style-name="P27"><text:span text:style-name="T1"/></text:p>
      <text:p text:style-name="P25"><text:span text:style-name="T3">B</text:span><text:span text:style-name="T1">anque de registres intéressants vers adresse 46000, </text:span><text:span text:style-name="T4">45900, 45500</text:span></text:p>
      <text:p text:style-name="P10"><text:span text:style-name="T4"><text:tab/></text:span><text:span text:style-name="T5">écriture interdite</text:span></text:p>
      <text:p text:style-name="P18"/>
      <text:p text:style-name="P11"><text:span text:style-name="T8">4</text:span>3717 writable contains battery current in 0.1A units <text:span text:style-name="T9">(access denied)</text:span></text:p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06T16:51:56.722000000</meta:creation-date>
    <meta:generator>LibreOffice/7.1.0.3$Windows_X86_64 LibreOffice_project/f6099ecf3d29644b5008cc8f48f42f4a40986e4c</meta:generator>
    <dc:date>2024-08-25T12:06:35.902000000</dc:date>
    <meta:editing-duration>P1DT18H48M45S</meta:editing-duration>
    <meta:editing-cycles>22</meta:editing-cycles>
    <meta:document-statistic meta:table-count="0" meta:image-count="0" meta:object-count="0" meta:page-count="3" meta:paragraph-count="45" meta:word-count="469" meta:character-count="2775" meta:non-whitespace-character-count="2340"/>
  </office:meta>
</office:document-meta>
</file>